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D0000002F78E3B62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113cm" fo:margin-left="0.328cm" fo:margin-right="5.56cm" table:align="margins" style:shadow="none"/>
    </style:style>
    <style:style style:name="表格1.A" style:family="table-column">
      <style:table-column-properties style:column-width="11.113cm" style:rel-column-width="630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0.918cm" table:align="margins"/>
    </style:style>
    <style:style style:name="表格2.A" style:family="table-column">
      <style:table-column-properties style:column-width="5.459cm" style:rel-column-width="3095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Standard" style:list-style-name="">
      <style:text-properties fo:color="#000000" style:font-name="ËÎÌå" fo:font-size="10pt" style:font-name-asian="ËÎÌå" style:font-size-asian="10pt" style:font-name-complex="ËÎÌå" style:font-size-complex="10pt"/>
    </style:style>
    <style:style style:name="P3" style:family="paragraph" style:parent-style-name="Standard" style:list-style-name="">
      <style:text-properties fo:color="#000000"/>
    </style:style>
    <style:style style:name="P4" style:family="paragraph" style:parent-style-name="Table_20_Contents">
      <style:text-properties style:language-asian="zh" style:country-asian="CN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1"><draw:frame draw:style-name="fr2" draw:name="图形1" text:anchor-type="paragraph" svg:x="0.474cm" svg:y="0.372cm" svg:width="1.289cm" svg:height="0.995cm" draw:z-index="0"><draw:image xlink:href="Pictures/100000000000003D0000002F78E3B62D.jpg" xlink:type="simple" xlink:show="embed" xlink:actuate="onLoad"/></draw:frame><draw:frame draw:style-name="fr1" draw:name="框10" text:anchor-type="paragraph" svg:x="2.14cm" svg:y="0.011cm" svg:width="7.989cm" svg:height="0.714cm" draw:z-index="1"><draw:text-box><text:p text:style-name="P2">Shenzhen Multilayer PCB Technology Co.,Ltd </text:p></draw:text-box></draw:frame></text:p>
            <text:p text:style-name="P1"><draw:frame draw:style-name="fr1" draw:name="框1" text:anchor-type="paragraph" svg:x="4.394cm" svg:y="0.236cm" svg:width="3.861cm" svg:height="0.609cm" draw:z-index="2"><draw:text-box><text:p text:style-name="P3">QC PASS MARK </text:p></draw:text-box></draw:frame></text:p>
            <text:p text:style-name="P1"/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Table_20_Contents">PO NO:</text:p>
                </table:table-cell>
                <table:table-cell table:style-name="表格2.B1" office:value-type="string">
                  <text:p text:style-name="Table_20_Contents">Part No:</text:p>
                </table:table-cell>
              </table:table-row>
              <table:table-row>
                <table:table-cell table:style-name="表格2.A2" office:value-type="string">
                  <text:p text:style-name="Table_20_Contents">File No:</text:p>
                </table:table-cell>
                <table:table-cell table:style-name="表格2.B2" office:value-type="string">
                  <text:p text:style-name="Table_20_Contents">Lot No:</text:p>
                </table:table-cell>
              </table:table-row>
              <table:table-row>
                <table:table-cell table:style-name="表格2.A2" office:value-type="string">
                  <text:p text:style-name="Table_20_Contents">Corton No:</text:p>
                </table:table-cell>
                <table:table-cell table:style-name="表格2.B2" office:value-type="string">
                  <text:p text:style-name="Table_20_Contents">QTY:</text:p>
                </table:table-cell>
              </table:table-row>
              <table:table-row>
                <table:table-cell table:style-name="表格2.A2" office:value-type="string">
                  <text:p text:style-name="Table_20_Contents">Inspect in By:</text:p>
                </table:table-cell>
                <table:table-cell table:style-name="表格2.B2" office:value-type="string">
                  <text:p text:style-name="Table_20_Contents">Date: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4:38:27.76</dc:date>
    <dc:creator>wang sheng wang</dc:creator>
    <meta:editing-duration>PT47S</meta:editing-duration>
    <meta:editing-cycles>1</meta:editing-cycles>
    <meta:generator>OpenOffice.org/3.3$Win32 OpenOffice.org_project/330m20$Build-9567</meta:generator>
    <meta:document-statistic meta:table-count="2" meta:image-count="1" meta:object-count="0" meta:page-count="1" meta:paragraph-count="11" meta:word-count="24" meta:character-count="143"/>
  </office:meta>
</office:document-meta>
</file>